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33.25pt"/>
    </style:style>
    <style:style style:name="co5" style:family="table-column">
      <style:table-column-properties fo:break-before="auto" style:column-width="109.5pt"/>
    </style:style>
    <style:style style:name="ro1" style:family="table-row">
      <style:table-row-properties style:row-height="54.99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uice" table:style-name="ta1">
        <table:shapes>
          <draw:frame draw:z-index="0" draw:style-name="gr1" draw:text-style-name="P1" svg:width="720pt" svg:height="432pt" svg:x="712.91pt" svg:y="2.01pt">
            <loext:p draw:notify-on-update-of-ranges="height_juice.C1:height_juice.C1 height_juice.C2:height_juice.C102 height_juice.G2:height_juice.G2 height_juice.G3:height_juice.G102 height_juice.H2:height_juice.H2 height_juice.H3:height_juice.H102 height_juice.D1:height_juice.D1 height_juice.D2:height_juice.D102 height_juice.E1:height_juice.E1 height_juice.E2:height_juice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ce4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lgoritmo actual</text:p>
          </table:table-cell>
          <table:table-cell table:style-name="ce2" office:value-type="string" calcext:value-type="string">
            <text:p>Algoritmo previo</text:p>
          </table:table-cell>
          <table:table-cell table:style-name="ce2" office:value-type="string" calcext:value-type="string">
            <text:p>Ideal</text:p>
          </table:table-cell>
          <table:table-cell table:style-name="ce2"/>
          <table:table-cell table:style-name="ce3" office:value-type="string" calcext:value-type="string" table:number-columns-spanned="2" table:number-rows-spanned="1">
            <text:p>MEDIA</text:p>
          </table:table-cell>
          <table:covered-table-cell table:style-name="ce2"/>
          <table:table-cell table:style-name="ce2" office:value-type="string" calcext:value-type="string">
            <text:p>Error cuadrático medio algoritmo actual</text:p>
          </table:table-cell>
          <table:table-cell table:style-name="ce2" office:value-type="string" calcext:value-type="string">
            <text:p>Error cuadrático medio algoritmo previo</text:p>
          </table:table-cell>
          <table:table-cell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125542" calcext:value-type="float">
            <text:p>0.125542</text:p>
          </table:table-cell>
          <table:table-cell table:formula="of:=[.B2]+[.A2]" office:value-type="float" office:value="0.137542" calcext:value-type="float">
            <text:p>0.137542</text:p>
          </table:table-cell>
          <table:table-cell office:value-type="float" office:value="0.130224" calcext:value-type="float">
            <text:p>0.130224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" office:value-type="string" calcext:value-type="string">
            <text:p>Media (Algoritmo actual)</text:p>
          </table:table-cell>
          <table:table-cell table:style-name="ce1" office:value-type="string" calcext:value-type="string">
            <text:p>Media (Algoritmo previo)</text:p>
          </table:table-cell>
          <table:table-cell table:formula="of:=([.C2]-[.E2])*([.C2]-[.E2])" office:value-type="float" office:value="0.000155201764" calcext:value-type="float">
            <text:p>0.0001552018</text:p>
          </table:table-cell>
          <table:table-cell table:formula="of:=([.E2]-[.D2])*([.E2]-[.D2])" office:value-type="float" office:value="0.000391090176" calcext:value-type="float">
            <text:p>0.0003910902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3439" calcext:value-type="float">
            <text:p>0.123439</text:p>
          </table:table-cell>
          <table:table-cell table:formula="of:=[.B3]+[.A3]" office:value-type="float" office:value="0.135439" calcext:value-type="float">
            <text:p>0.135439</text:p>
          </table:table-cell>
          <table:table-cell office:value-type="float" office:value="0.130221" calcext:value-type="float">
            <text:p>0.130221</text:p>
          </table:table-cell>
          <table:table-cell table:formula="of:=[.E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]-[.E3])*([.C3]-[.E3])" office:value-type="float" office:value="0.000212022721" calcext:value-type="float">
            <text:p>0.0002120227</text:p>
          </table:table-cell>
          <table:table-cell table:formula="of:=([.E3]-[.D3])*([.E3]-[.D3])" office:value-type="float" office:value="0.000391208841" calcext:value-type="float">
            <text:p>0.000391208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84" calcext:value-type="float">
            <text:p>0.124984</text:p>
          </table:table-cell>
          <table:table-cell table:formula="of:=[.B4]+[.A4]" office:value-type="float" office:value="0.139984" calcext:value-type="float">
            <text:p>0.139984</text:p>
          </table:table-cell>
          <table:table-cell office:value-type="float" office:value="0.130208" calcext:value-type="float">
            <text:p>0.130208</text:p>
          </table:table-cell>
          <table:table-cell table:formula="of:=[.E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]-[.E4])*([.C4]-[.E4])" office:value-type="float" office:value="0.000100320256" calcext:value-type="float">
            <text:p>0.0001003203</text:p>
          </table:table-cell>
          <table:table-cell table:formula="of:=([.E4]-[.D4])*([.E4]-[.D4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5]+[.A5]" office:value-type="float" office:value="0.140012" calcext:value-type="float">
            <text:p>0.140012</text:p>
          </table:table-cell>
          <table:table-cell office:value-type="float" office:value="0.130205" calcext:value-type="float">
            <text:p>0.130205</text:p>
          </table:table-cell>
          <table:table-cell table:formula="of:=[.E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]-[.E5])*([.C5]-[.E5])" office:value-type="float" office:value="0.0000997601440000005" calcext:value-type="float">
            <text:p>9.97601440000005E-05</text:p>
          </table:table-cell>
          <table:table-cell table:formula="of:=([.E5]-[.D5])*([.E5]-[.D5])" office:value-type="float" office:value="0.000391842025" calcext:value-type="float">
            <text:p>0.00039184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7" calcext:value-type="float">
            <text:p>0.127957</text:p>
          </table:table-cell>
          <table:table-cell table:formula="of:=[.B6]+[.A6]" office:value-type="float" office:value="0.142957" calcext:value-type="float">
            <text:p>0.142957</text:p>
          </table:table-cell>
          <table:table-cell office:value-type="float" office:value="0.128739" calcext:value-type="float">
            <text:p>0.128739</text:p>
          </table:table-cell>
          <table:table-cell table:formula="of:=[.E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]-[.E6])*([.C6]-[.E6])" office:value-type="float" office:value="0.0000496038489999999" calcext:value-type="float">
            <text:p>4.96038489999999E-05</text:p>
          </table:table-cell>
          <table:table-cell table:formula="of:=([.E6]-[.D6])*([.E6]-[.D6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23" calcext:value-type="float">
            <text:p>0.124923</text:p>
          </table:table-cell>
          <table:table-cell table:formula="of:=[.B7]+[.A7]" office:value-type="float" office:value="0.139923" calcext:value-type="float">
            <text:p>0.139923</text:p>
          </table:table-cell>
          <table:table-cell office:value-type="float" office:value="0.12798" calcext:value-type="float">
            <text:p>0.12798</text:p>
          </table:table-cell>
          <table:table-cell table:formula="of:=[.E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]-[.E7])*([.C7]-[.E7])" office:value-type="float" office:value="0.000101545929" calcext:value-type="float">
            <text:p>0.0001015459</text:p>
          </table:table-cell>
          <table:table-cell table:formula="of:=([.E7]-[.D7])*([.E7]-[.D7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8]+[.A8]" office:value-type="float" office:value="0.139884" calcext:value-type="float">
            <text:p>0.139884</text:p>
          </table:table-cell>
          <table:table-cell office:value-type="float" office:value="0.130207" calcext:value-type="float">
            <text:p>0.130207</text:p>
          </table:table-cell>
          <table:table-cell table:formula="of:=[.E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]-[.E8])*([.C8]-[.E8])" office:value-type="float" office:value="0.000102333456" calcext:value-type="float">
            <text:p>0.0001023335</text:p>
          </table:table-cell>
          <table:table-cell table:formula="of:=([.E8]-[.D8])*([.E8]-[.D8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9]+[.A9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]-[.E9])*([.C9]-[.E9])" office:value-type="float" office:value="0.0000997601440000005" calcext:value-type="float">
            <text:p>9.97601440000005E-05</text:p>
          </table:table-cell>
          <table:table-cell table:formula="of:=([.E9]-[.D9])*([.E9]-[.D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39" calcext:value-type="float">
            <text:p>0.125539</text:p>
          </table:table-cell>
          <table:table-cell table:formula="of:=[.B10]+[.A10]" office:value-type="float" office:value="0.140539" calcext:value-type="float">
            <text:p>0.140539</text:p>
          </table:table-cell>
          <table:table-cell office:value-type="float" office:value="0.12798" calcext:value-type="float">
            <text:p>0.12798</text:p>
          </table:table-cell>
          <table:table-cell table:formula="of:=[.E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0]-[.E10])*([.C10]-[.E10])" office:value-type="float" office:value="0.0000895105210000005" calcext:value-type="float">
            <text:p>8.95105210000005E-05</text:p>
          </table:table-cell>
          <table:table-cell table:formula="of:=([.E10]-[.D10])*([.E10]-[.D10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002" calcext:value-type="float">
            <text:p>0.124002</text:p>
          </table:table-cell>
          <table:table-cell table:formula="of:=[.B11]+[.A11]" office:value-type="float" office:value="0.139002" calcext:value-type="float">
            <text:p>0.139002</text:p>
          </table:table-cell>
          <table:table-cell office:value-type="float" office:value="0.130213" calcext:value-type="float">
            <text:p>0.130213</text:p>
          </table:table-cell>
          <table:table-cell table:formula="of:=[.E1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1]-[.E11])*([.C11]-[.E11])" office:value-type="float" office:value="0.000120956004" calcext:value-type="float">
            <text:p>0.000120956</text:p>
          </table:table-cell>
          <table:table-cell table:formula="of:=([.E11]-[.D11])*([.E11]-[.D11])" office:value-type="float" office:value="0.000391525369" calcext:value-type="float">
            <text:p>0.000391525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28" calcext:value-type="float">
            <text:p>0.127028</text:p>
          </table:table-cell>
          <table:table-cell table:formula="of:=[.B12]+[.A12]" office:value-type="float" office:value="0.142028" calcext:value-type="float">
            <text:p>0.142028</text:p>
          </table:table-cell>
          <table:table-cell office:value-type="float" office:value="0.130229" calcext:value-type="float">
            <text:p>0.130229</text:p>
          </table:table-cell>
          <table:table-cell table:formula="of:=[.E1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2]-[.E12])*([.C12]-[.E12])" office:value-type="float" office:value="0.0000635527840000001" calcext:value-type="float">
            <text:p>6.35527840000001E-05</text:p>
          </table:table-cell>
          <table:table-cell table:formula="of:=([.E12]-[.D12])*([.E12]-[.D12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671" calcext:value-type="float">
            <text:p>0.126671</text:p>
          </table:table-cell>
          <table:table-cell table:formula="of:=[.B13]+[.A13]" office:value-type="float" office:value="0.141671" calcext:value-type="float">
            <text:p>0.141671</text:p>
          </table:table-cell>
          <table:table-cell office:value-type="float" office:value="0.129447" calcext:value-type="float">
            <text:p>0.129447</text:p>
          </table:table-cell>
          <table:table-cell table:formula="of:=[.E1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3]-[.E13])*([.C13]-[.E13])" office:value-type="float" office:value="0.000069372241" calcext:value-type="float">
            <text:p>6.9372241E-05</text:p>
          </table:table-cell>
          <table:table-cell table:formula="of:=([.E13]-[.D13])*([.E13]-[.D13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368" calcext:value-type="float">
            <text:p>0.126368</text:p>
          </table:table-cell>
          <table:table-cell table:formula="of:=[.B14]+[.A14]" office:value-type="float" office:value="0.141368" calcext:value-type="float">
            <text:p>0.141368</text:p>
          </table:table-cell>
          <table:table-cell office:value-type="float" office:value="0.130911" calcext:value-type="float">
            <text:p>0.130911</text:p>
          </table:table-cell>
          <table:table-cell table:formula="of:=[.E1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4]-[.E14])*([.C14]-[.E14])" office:value-type="float" office:value="0.000074511424" calcext:value-type="float">
            <text:p>7.4511424E-05</text:p>
          </table:table-cell>
          <table:table-cell table:formula="of:=([.E14]-[.D14])*([.E14]-[.D14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5" calcext:value-type="float">
            <text:p>0.12655</text:p>
          </table:table-cell>
          <table:table-cell table:formula="of:=[.B15]+[.A15]" office:value-type="float" office:value="0.14155" calcext:value-type="float">
            <text:p>0.14155</text:p>
          </table:table-cell>
          <table:table-cell office:value-type="float" office:value="0.128759" calcext:value-type="float">
            <text:p>0.128759</text:p>
          </table:table-cell>
          <table:table-cell table:formula="of:=[.E1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5]-[.E15])*([.C15]-[.E15])" office:value-type="float" office:value="0.0000714024999999998" calcext:value-type="float">
            <text:p>7.14024999999998E-05</text:p>
          </table:table-cell>
          <table:table-cell table:formula="of:=([.E15]-[.D15])*([.E15]-[.D15])" office:value-type="float" office:value="0.000451180081" calcext:value-type="float">
            <text:p>0.00045118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16]+[.A16]" office:value-type="float" office:value="0.140185" calcext:value-type="float">
            <text:p>0.140185</text:p>
          </table:table-cell>
          <table:table-cell office:value-type="float" office:value="0.130207" calcext:value-type="float">
            <text:p>0.130207</text:p>
          </table:table-cell>
          <table:table-cell table:formula="of:=[.E1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6]-[.E16])*([.C16]-[.E16])" office:value-type="float" office:value="0.0000963342249999998" calcext:value-type="float">
            <text:p>9.63342249999998E-05</text:p>
          </table:table-cell>
          <table:table-cell table:formula="of:=([.E16]-[.D16])*([.E16]-[.D16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54" calcext:value-type="float">
            <text:p>0.12554</text:p>
          </table:table-cell>
          <table:table-cell table:formula="of:=[.B17]+[.A17]" office:value-type="float" office:value="0.13754" calcext:value-type="float">
            <text:p>0.13754</text:p>
          </table:table-cell>
          <table:table-cell office:value-type="float" office:value="0.130204" calcext:value-type="float">
            <text:p>0.130204</text:p>
          </table:table-cell>
          <table:table-cell table:formula="of:=[.E1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7]-[.E17])*([.C17]-[.E17])" office:value-type="float" office:value="0.000155251599999999" calcext:value-type="float">
            <text:p>0.0001552516</text:p>
          </table:table-cell>
          <table:table-cell table:formula="of:=([.E17]-[.D17])*([.E17]-[.D17])" office:value-type="float" office:value="0.000391881616" calcext:value-type="float">
            <text:p>0.0003918816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037" calcext:value-type="float">
            <text:p>0.127037</text:p>
          </table:table-cell>
          <table:table-cell table:formula="of:=[.B18]+[.A18]" office:value-type="float" office:value="0.139037" calcext:value-type="float">
            <text:p>0.139037</text:p>
          </table:table-cell>
          <table:table-cell office:value-type="float" office:value="0.130224" calcext:value-type="float">
            <text:p>0.130224</text:p>
          </table:table-cell>
          <table:table-cell table:formula="of:=[.E1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8]-[.E18])*([.C18]-[.E18])" office:value-type="float" office:value="0.000120187369" calcext:value-type="float">
            <text:p>0.0001201874</text:p>
          </table:table-cell>
          <table:table-cell table:formula="of:=([.E18]-[.D18])*([.E18]-[.D18])" office:value-type="float" office:value="0.000391090176" calcext:value-type="float">
            <text:p>0.0003910902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22" calcext:value-type="float">
            <text:p>0.126422</text:p>
          </table:table-cell>
          <table:table-cell table:formula="of:=[.B19]+[.A19]" office:value-type="float" office:value="0.138422" calcext:value-type="float">
            <text:p>0.138422</text:p>
          </table:table-cell>
          <table:table-cell office:value-type="float" office:value="0.128766" calcext:value-type="float">
            <text:p>0.128766</text:p>
          </table:table-cell>
          <table:table-cell table:formula="of:=[.E1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9]-[.E19])*([.C19]-[.E19])" office:value-type="float" office:value="0.000134050083999999" calcext:value-type="float">
            <text:p>0.0001340501</text:p>
          </table:table-cell>
          <table:table-cell table:formula="of:=([.E19]-[.D19])*([.E19]-[.D19])" office:value-type="float" office:value="0.000450882756" calcext:value-type="float">
            <text:p>0.00045088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676" calcext:value-type="float">
            <text:p>0.125676</text:p>
          </table:table-cell>
          <table:table-cell table:formula="of:=[.B20]+[.A20]" office:value-type="float" office:value="0.140676" calcext:value-type="float">
            <text:p>0.140676</text:p>
          </table:table-cell>
          <table:table-cell office:value-type="float" office:value="0.129448" calcext:value-type="float">
            <text:p>0.129448</text:p>
          </table:table-cell>
          <table:table-cell table:formula="of:=[.E1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0]-[.E20])*([.C20]-[.E20])" office:value-type="float" office:value="0.0000869369760000005" calcext:value-type="float">
            <text:p>0.000086937</text:p>
          </table:table-cell>
          <table:table-cell table:formula="of:=([.E20]-[.D20])*([.E20]-[.D20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21]+[.A21]" office:value-type="float" office:value="0.1438" calcext:value-type="float">
            <text:p>0.1438</text:p>
          </table:table-cell>
          <table:table-cell office:value-type="float" office:value="0.130223" calcext:value-type="float">
            <text:p>0.130223</text:p>
          </table:table-cell>
          <table:table-cell table:formula="of:=[.E2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1]-[.E21])*([.C21]-[.E21])" office:value-type="float" office:value="0.0000384400000000001" calcext:value-type="float">
            <text:p>0.00003844</text:p>
          </table:table-cell>
          <table:table-cell table:formula="of:=([.E21]-[.D21])*([.E21]-[.D21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22]+[.A22]" office:value-type="float" office:value="0.139977" calcext:value-type="float">
            <text:p>0.139977</text:p>
          </table:table-cell>
          <table:table-cell office:value-type="float" office:value="0.128646" calcext:value-type="float">
            <text:p>0.128646</text:p>
          </table:table-cell>
          <table:table-cell table:formula="of:=[.E2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2]-[.E22])*([.C22]-[.E22])" office:value-type="float" office:value="0.000100460529" calcext:value-type="float">
            <text:p>0.0001004605</text:p>
          </table:table-cell>
          <table:table-cell table:formula="of:=([.E22]-[.D22])*([.E22]-[.D22])" office:value-type="float" office:value="0.000455993316" calcext:value-type="float">
            <text:p>0.00045599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747" calcext:value-type="float">
            <text:p>0.128747</text:p>
          </table:table-cell>
          <table:table-cell table:formula="of:=[.B23]+[.A23]" office:value-type="float" office:value="0.143747" calcext:value-type="float">
            <text:p>0.143747</text:p>
          </table:table-cell>
          <table:table-cell office:value-type="float" office:value="0.130207" calcext:value-type="float">
            <text:p>0.130207</text:p>
          </table:table-cell>
          <table:table-cell table:formula="of:=[.E2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3]-[.E23])*([.C23]-[.E23])" office:value-type="float" office:value="0.0000391000089999998" calcext:value-type="float">
            <text:p>0.0000391</text:p>
          </table:table-cell>
          <table:table-cell table:formula="of:=([.E23]-[.D23])*([.E23]-[.D23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24]+[.A24]" office:value-type="float" office:value="0.142262" calcext:value-type="float">
            <text:p>0.142262</text:p>
          </table:table-cell>
          <table:table-cell office:value-type="float" office:value="0.130207" calcext:value-type="float">
            <text:p>0.130207</text:p>
          </table:table-cell>
          <table:table-cell table:formula="of:=[.E2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4]-[.E24])*([.C24]-[.E24])" office:value-type="float" office:value="0.0000598766439999999" calcext:value-type="float">
            <text:p>5.98766439999999E-05</text:p>
          </table:table-cell>
          <table:table-cell table:formula="of:=([.E24]-[.D24])*([.E24]-[.D24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25]+[.A25]" office:value-type="float" office:value="0.139884" calcext:value-type="float">
            <text:p>0.139884</text:p>
          </table:table-cell>
          <table:table-cell office:value-type="float" office:value="0.129448" calcext:value-type="float">
            <text:p>0.129448</text:p>
          </table:table-cell>
          <table:table-cell table:formula="of:=[.E2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5]-[.E25])*([.C25]-[.E25])" office:value-type="float" office:value="0.000102333456" calcext:value-type="float">
            <text:p>0.0001023335</text:p>
          </table:table-cell>
          <table:table-cell table:formula="of:=([.E25]-[.D25])*([.E25]-[.D25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3" calcext:value-type="float">
            <text:p>0.127263</text:p>
          </table:table-cell>
          <table:table-cell table:formula="of:=[.B26]+[.A26]" office:value-type="float" office:value="0.142263" calcext:value-type="float">
            <text:p>0.142263</text:p>
          </table:table-cell>
          <table:table-cell office:value-type="float" office:value="0.130208" calcext:value-type="float">
            <text:p>0.130208</text:p>
          </table:table-cell>
          <table:table-cell table:formula="of:=[.E2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6]-[.E26])*([.C26]-[.E26])" office:value-type="float" office:value="0.0000598611690000003" calcext:value-type="float">
            <text:p>5.98611690000003E-05</text:p>
          </table:table-cell>
          <table:table-cell table:formula="of:=([.E26]-[.D26])*([.E26]-[.D26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723" calcext:value-type="float">
            <text:p>0.126723</text:p>
          </table:table-cell>
          <table:table-cell table:formula="of:=[.B27]+[.A27]" office:value-type="float" office:value="0.141723" calcext:value-type="float">
            <text:p>0.141723</text:p>
          </table:table-cell>
          <table:table-cell office:value-type="float" office:value="0.130223" calcext:value-type="float">
            <text:p>0.130223</text:p>
          </table:table-cell>
          <table:table-cell table:formula="of:=[.E2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7]-[.E27])*([.C27]-[.E27])" office:value-type="float" office:value="0.0000685087290000001" calcext:value-type="float">
            <text:p>6.85087290000001E-05</text:p>
          </table:table-cell>
          <table:table-cell table:formula="of:=([.E27]-[.D27])*([.E27]-[.D27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016" calcext:value-type="float">
            <text:p>0.126016</text:p>
          </table:table-cell>
          <table:table-cell table:formula="of:=[.B28]+[.A28]" office:value-type="float" office:value="0.138016" calcext:value-type="float">
            <text:p>0.138016</text:p>
          </table:table-cell>
          <table:table-cell office:value-type="float" office:value="0.129447" calcext:value-type="float">
            <text:p>0.129447</text:p>
          </table:table-cell>
          <table:table-cell table:formula="of:=[.E2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8]-[.E28])*([.C28]-[.E28])" office:value-type="float" office:value="0.000143616256" calcext:value-type="float">
            <text:p>0.0001436163</text:p>
          </table:table-cell>
          <table:table-cell table:formula="of:=([.E28]-[.D28])*([.E28]-[.D28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4984" calcext:value-type="float">
            <text:p>0.124984</text:p>
          </table:table-cell>
          <table:table-cell table:formula="of:=[.B29]+[.A29]" office:value-type="float" office:value="0.136984" calcext:value-type="float">
            <text:p>0.136984</text:p>
          </table:table-cell>
          <table:table-cell office:value-type="float" office:value="0.130208" calcext:value-type="float">
            <text:p>0.130208</text:p>
          </table:table-cell>
          <table:table-cell table:formula="of:=[.E2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29]-[.E29])*([.C29]-[.E29])" office:value-type="float" office:value="0.000169416256" calcext:value-type="float">
            <text:p>0.0001694163</text:p>
          </table:table-cell>
          <table:table-cell table:formula="of:=([.E29]-[.D29])*([.E29]-[.D29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3649" calcext:value-type="float">
            <text:p>0.123649</text:p>
          </table:table-cell>
          <table:table-cell table:formula="of:=[.B30]+[.A30]" office:value-type="float" office:value="0.135649" calcext:value-type="float">
            <text:p>0.135649</text:p>
          </table:table-cell>
          <table:table-cell office:value-type="float" office:value="0.130207" calcext:value-type="float">
            <text:p>0.130207</text:p>
          </table:table-cell>
          <table:table-cell table:formula="of:=[.E2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0]-[.E30])*([.C30]-[.E30])" office:value-type="float" office:value="0.000205951201" calcext:value-type="float">
            <text:p>0.0002059512</text:p>
          </table:table-cell>
          <table:table-cell table:formula="of:=([.E30]-[.D30])*([.E30]-[.D30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639" calcext:value-type="float">
            <text:p>0.125639</text:p>
          </table:table-cell>
          <table:table-cell table:formula="of:=[.B31]+[.A31]" office:value-type="float" office:value="0.137639" calcext:value-type="float">
            <text:p>0.137639</text:p>
          </table:table-cell>
          <table:table-cell office:value-type="float" office:value="0.130221" calcext:value-type="float">
            <text:p>0.130221</text:p>
          </table:table-cell>
          <table:table-cell table:formula="of:=[.E3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1]-[.E31])*([.C31]-[.E31])" office:value-type="float" office:value="0.000152794321" calcext:value-type="float">
            <text:p>0.0001527943</text:p>
          </table:table-cell>
          <table:table-cell table:formula="of:=([.E31]-[.D31])*([.E31]-[.D31])" office:value-type="float" office:value="0.000391208841" calcext:value-type="float">
            <text:p>0.000391208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263" calcext:value-type="float">
            <text:p>0.127263</text:p>
          </table:table-cell>
          <table:table-cell table:formula="of:=[.B32]+[.A32]" office:value-type="float" office:value="0.139263" calcext:value-type="float">
            <text:p>0.139263</text:p>
          </table:table-cell>
          <table:table-cell office:value-type="float" office:value="0.130208" calcext:value-type="float">
            <text:p>0.130208</text:p>
          </table:table-cell>
          <table:table-cell table:formula="of:=[.E3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2]-[.E32])*([.C32]-[.E32])" office:value-type="float" office:value="0.000115283169" calcext:value-type="float">
            <text:p>0.0001152832</text:p>
          </table:table-cell>
          <table:table-cell table:formula="of:=([.E32]-[.D32])*([.E32]-[.D32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33]+[.A33]" office:value-type="float" office:value="0.1438" calcext:value-type="float">
            <text:p>0.1438</text:p>
          </table:table-cell>
          <table:table-cell office:value-type="float" office:value="0.130205" calcext:value-type="float">
            <text:p>0.130205</text:p>
          </table:table-cell>
          <table:table-cell table:formula="of:=[.E3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3]-[.E33])*([.C33]-[.E33])" office:value-type="float" office:value="0.0000384400000000001" calcext:value-type="float">
            <text:p>0.00003844</text:p>
          </table:table-cell>
          <table:table-cell table:formula="of:=([.E33]-[.D33])*([.E33]-[.D33])" office:value-type="float" office:value="0.000391842025" calcext:value-type="float">
            <text:p>0.00039184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34]+[.A34]" office:value-type="float" office:value="0.142079" calcext:value-type="float">
            <text:p>0.142079</text:p>
          </table:table-cell>
          <table:table-cell office:value-type="float" office:value="0.130232" calcext:value-type="float">
            <text:p>0.130232</text:p>
          </table:table-cell>
          <table:table-cell table:formula="of:=[.E3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4]-[.E34])*([.C34]-[.E34])" office:value-type="float" office:value="0.0000627422409999997" calcext:value-type="float">
            <text:p>6.27422409999997E-05</text:p>
          </table:table-cell>
          <table:table-cell table:formula="of:=([.E34]-[.D34])*([.E34]-[.D34])" office:value-type="float" office:value="0.000390773824" calcext:value-type="float">
            <text:p>0.000390773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35]+[.A35]" office:value-type="float" office:value="0.139978" calcext:value-type="float">
            <text:p>0.139978</text:p>
          </table:table-cell>
          <table:table-cell office:value-type="float" office:value="0.13023" calcext:value-type="float">
            <text:p>0.13023</text:p>
          </table:table-cell>
          <table:table-cell table:formula="of:=[.E3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5]-[.E35])*([.C35]-[.E35])" office:value-type="float" office:value="0.000100440484" calcext:value-type="float">
            <text:p>0.0001004405</text:p>
          </table:table-cell>
          <table:table-cell table:formula="of:=([.E35]-[.D35])*([.E35]-[.D35])" office:value-type="float" office:value="0.000390852899999999" calcext:value-type="float">
            <text:p>0.000390852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36]+[.A36]" office:value-type="float" office:value="0.141422" calcext:value-type="float">
            <text:p>0.141422</text:p>
          </table:table-cell>
          <table:table-cell office:value-type="float" office:value="0.128739" calcext:value-type="float">
            <text:p>0.128739</text:p>
          </table:table-cell>
          <table:table-cell table:formula="of:=[.E3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6]-[.E36])*([.C36]-[.E36])" office:value-type="float" office:value="0.000073582084" calcext:value-type="float">
            <text:p>7.3582084E-05</text:p>
          </table:table-cell>
          <table:table-cell table:formula="of:=([.E36]-[.D36])*([.E36]-[.D36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37]+[.A37]" office:value-type="float" office:value="0.139977" calcext:value-type="float">
            <text:p>0.139977</text:p>
          </table:table-cell>
          <table:table-cell office:value-type="float" office:value="0.130207" calcext:value-type="float">
            <text:p>0.130207</text:p>
          </table:table-cell>
          <table:table-cell table:formula="of:=[.E3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7]-[.E37])*([.C37]-[.E37])" office:value-type="float" office:value="0.000100460529" calcext:value-type="float">
            <text:p>0.0001004605</text:p>
          </table:table-cell>
          <table:table-cell table:formula="of:=([.E37]-[.D37])*([.E37]-[.D37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38]+[.A38]" office:value-type="float" office:value="0.139882" calcext:value-type="float">
            <text:p>0.139882</text:p>
          </table:table-cell>
          <table:table-cell office:value-type="float" office:value="0.130207" calcext:value-type="float">
            <text:p>0.130207</text:p>
          </table:table-cell>
          <table:table-cell table:formula="of:=[.E3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8]-[.E38])*([.C38]-[.E38])" office:value-type="float" office:value="0.000102373924" calcext:value-type="float">
            <text:p>0.0001023739</text:p>
          </table:table-cell>
          <table:table-cell table:formula="of:=([.E38]-[.D38])*([.E38]-[.D38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39]+[.A39]" office:value-type="float" office:value="0.141422" calcext:value-type="float">
            <text:p>0.141422</text:p>
          </table:table-cell>
          <table:table-cell office:value-type="float" office:value="0.130207" calcext:value-type="float">
            <text:p>0.130207</text:p>
          </table:table-cell>
          <table:table-cell table:formula="of:=[.E3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39]-[.E39])*([.C39]-[.E39])" office:value-type="float" office:value="0.000073582084" calcext:value-type="float">
            <text:p>7.3582084E-05</text:p>
          </table:table-cell>
          <table:table-cell table:formula="of:=([.E39]-[.D39])*([.E39]-[.D3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39" calcext:value-type="float">
            <text:p>0.123439</text:p>
          </table:table-cell>
          <table:table-cell table:formula="of:=[.B40]+[.A40]" office:value-type="float" office:value="0.138439" calcext:value-type="float">
            <text:p>0.138439</text:p>
          </table:table-cell>
          <table:table-cell office:value-type="float" office:value="0.130207" calcext:value-type="float">
            <text:p>0.130207</text:p>
          </table:table-cell>
          <table:table-cell table:formula="of:=[.E3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0]-[.E40])*([.C40]-[.E40])" office:value-type="float" office:value="0.000133656721" calcext:value-type="float">
            <text:p>0.0001336567</text:p>
          </table:table-cell>
          <table:table-cell table:formula="of:=([.E40]-[.D40])*([.E40]-[.D40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41]+[.A41]" office:value-type="float" office:value="0.139977" calcext:value-type="float">
            <text:p>0.139977</text:p>
          </table:table-cell>
          <table:table-cell office:value-type="float" office:value="0.12798" calcext:value-type="float">
            <text:p>0.12798</text:p>
          </table:table-cell>
          <table:table-cell table:formula="of:=[.E4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1]-[.E41])*([.C41]-[.E41])" office:value-type="float" office:value="0.000100460529" calcext:value-type="float">
            <text:p>0.0001004605</text:p>
          </table:table-cell>
          <table:table-cell table:formula="of:=([.E41]-[.D41])*([.E41]-[.D41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42]+[.A42]" office:value-type="float" office:value="0.141422" calcext:value-type="float">
            <text:p>0.141422</text:p>
          </table:table-cell>
          <table:table-cell office:value-type="float" office:value="0.128745" calcext:value-type="float">
            <text:p>0.128745</text:p>
          </table:table-cell>
          <table:table-cell table:formula="of:=[.E4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2]-[.E42])*([.C42]-[.E42])" office:value-type="float" office:value="0.000073582084" calcext:value-type="float">
            <text:p>7.3582084E-05</text:p>
          </table:table-cell>
          <table:table-cell table:formula="of:=([.E42]-[.D42])*([.E42]-[.D42])" office:value-type="float" office:value="0.000451775025" calcext:value-type="float">
            <text:p>0.000451775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43]+[.A43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4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3]-[.E43])*([.C43]-[.E43])" office:value-type="float" office:value="0.0000997601440000005" calcext:value-type="float">
            <text:p>9.97601440000005E-05</text:p>
          </table:table-cell>
          <table:table-cell table:formula="of:=([.E43]-[.D43])*([.E43]-[.D43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44]+[.A44]" office:value-type="float" office:value="0.140012" calcext:value-type="float">
            <text:p>0.140012</text:p>
          </table:table-cell>
          <table:table-cell office:value-type="float" office:value="0.128227" calcext:value-type="float">
            <text:p>0.128227</text:p>
          </table:table-cell>
          <table:table-cell table:formula="of:=[.E4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4]-[.E44])*([.C44]-[.E44])" office:value-type="float" office:value="0.0000997601440000005" calcext:value-type="float">
            <text:p>9.97601440000005E-05</text:p>
          </table:table-cell>
          <table:table-cell table:formula="of:=([.E44]-[.D44])*([.E44]-[.D44])" office:value-type="float" office:value="0.000474063528999999" calcext:value-type="float">
            <text:p>0.0004740635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45]+[.A45]" office:value-type="float" office:value="0.142262" calcext:value-type="float">
            <text:p>0.142262</text:p>
          </table:table-cell>
          <table:table-cell office:value-type="float" office:value="0.128737" calcext:value-type="float">
            <text:p>0.128737</text:p>
          </table:table-cell>
          <table:table-cell table:formula="of:=[.E4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5]-[.E45])*([.C45]-[.E45])" office:value-type="float" office:value="0.0000598766439999999" calcext:value-type="float">
            <text:p>5.98766439999999E-05</text:p>
          </table:table-cell>
          <table:table-cell table:formula="of:=([.E45]-[.D45])*([.E45]-[.D45])" office:value-type="float" office:value="0.000452115169" calcext:value-type="float">
            <text:p>0.000452115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" calcext:value-type="float">
            <text:p>0.12642</text:p>
          </table:table-cell>
          <table:table-cell table:formula="of:=[.B46]+[.A46]" office:value-type="float" office:value="0.14142" calcext:value-type="float">
            <text:p>0.14142</text:p>
          </table:table-cell>
          <table:table-cell office:value-type="float" office:value="0.130226" calcext:value-type="float">
            <text:p>0.130226</text:p>
          </table:table-cell>
          <table:table-cell table:formula="of:=[.E4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6]-[.E46])*([.C46]-[.E46])" office:value-type="float" office:value="0.0000736164000000001" calcext:value-type="float">
            <text:p>7.36164000000001E-05</text:p>
          </table:table-cell>
          <table:table-cell table:formula="of:=([.E46]-[.D46])*([.E46]-[.D46])" office:value-type="float" office:value="0.000391011076000001" calcext:value-type="float">
            <text:p>0.000391011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47]+[.A47]" office:value-type="float" office:value="0.139978" calcext:value-type="float">
            <text:p>0.139978</text:p>
          </table:table-cell>
          <table:table-cell office:value-type="float" office:value="0.128225" calcext:value-type="float">
            <text:p>0.128225</text:p>
          </table:table-cell>
          <table:table-cell table:formula="of:=[.E4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7]-[.E47])*([.C47]-[.E47])" office:value-type="float" office:value="0.000100440484" calcext:value-type="float">
            <text:p>0.0001004405</text:p>
          </table:table-cell>
          <table:table-cell table:formula="of:=([.E47]-[.D47])*([.E47]-[.D47])" office:value-type="float" office:value="0.000474150625" calcext:value-type="float">
            <text:p>0.000474150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48]+[.A48]" office:value-type="float" office:value="0.141422" calcext:value-type="float">
            <text:p>0.141422</text:p>
          </table:table-cell>
          <table:table-cell office:value-type="float" office:value="0.130208" calcext:value-type="float">
            <text:p>0.130208</text:p>
          </table:table-cell>
          <table:table-cell table:formula="of:=[.E4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8]-[.E48])*([.C48]-[.E48])" office:value-type="float" office:value="0.000073582084" calcext:value-type="float">
            <text:p>7.3582084E-05</text:p>
          </table:table-cell>
          <table:table-cell table:formula="of:=([.E48]-[.D48])*([.E48]-[.D48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49]+[.A49]" office:value-type="float" office:value="0.140185" calcext:value-type="float">
            <text:p>0.140185</text:p>
          </table:table-cell>
          <table:table-cell office:value-type="float" office:value="0.128739" calcext:value-type="float">
            <text:p>0.128739</text:p>
          </table:table-cell>
          <table:table-cell table:formula="of:=[.E4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49]-[.E49])*([.C49]-[.E49])" office:value-type="float" office:value="0.0000963342249999998" calcext:value-type="float">
            <text:p>9.63342249999998E-05</text:p>
          </table:table-cell>
          <table:table-cell table:formula="of:=([.E49]-[.D49])*([.E49]-[.D49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50]+[.A50]" office:value-type="float" office:value="0.139977" calcext:value-type="float">
            <text:p>0.139977</text:p>
          </table:table-cell>
          <table:table-cell office:value-type="float" office:value="0.130207" calcext:value-type="float">
            <text:p>0.130207</text:p>
          </table:table-cell>
          <table:table-cell table:formula="of:=[.E4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0]-[.E50])*([.C50]-[.E50])" office:value-type="float" office:value="0.000100460529" calcext:value-type="float">
            <text:p>0.0001004605</text:p>
          </table:table-cell>
          <table:table-cell table:formula="of:=([.E50]-[.D50])*([.E50]-[.D50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51]+[.A51]" office:value-type="float" office:value="0.141422" calcext:value-type="float">
            <text:p>0.141422</text:p>
          </table:table-cell>
          <table:table-cell office:value-type="float" office:value="0.130911" calcext:value-type="float">
            <text:p>0.130911</text:p>
          </table:table-cell>
          <table:table-cell table:formula="of:=[.E5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1]-[.E51])*([.C51]-[.E51])" office:value-type="float" office:value="0.000073582084" calcext:value-type="float">
            <text:p>7.3582084E-05</text:p>
          </table:table-cell>
          <table:table-cell table:formula="of:=([.E51]-[.D51])*([.E51]-[.D51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52]+[.A52]" office:value-type="float" office:value="0.142079" calcext:value-type="float">
            <text:p>0.142079</text:p>
          </table:table-cell>
          <table:table-cell office:value-type="float" office:value="0.129448" calcext:value-type="float">
            <text:p>0.129448</text:p>
          </table:table-cell>
          <table:table-cell table:formula="of:=[.E5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2]-[.E52])*([.C52]-[.E52])" office:value-type="float" office:value="0.0000627422409999997" calcext:value-type="float">
            <text:p>6.27422409999997E-05</text:p>
          </table:table-cell>
          <table:table-cell table:formula="of:=([.E52]-[.D52])*([.E52]-[.D52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53]+[.A53]" office:value-type="float" office:value="0.139882" calcext:value-type="float">
            <text:p>0.139882</text:p>
          </table:table-cell>
          <table:table-cell office:value-type="float" office:value="0.129447" calcext:value-type="float">
            <text:p>0.129447</text:p>
          </table:table-cell>
          <table:table-cell table:formula="of:=[.E5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3]-[.E53])*([.C53]-[.E53])" office:value-type="float" office:value="0.000102373924" calcext:value-type="float">
            <text:p>0.0001023739</text:p>
          </table:table-cell>
          <table:table-cell table:formula="of:=([.E53]-[.D53])*([.E53]-[.D53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17" calcext:value-type="float">
            <text:p>0.126417</text:p>
          </table:table-cell>
          <table:table-cell table:formula="of:=[.B54]+[.A54]" office:value-type="float" office:value="0.141417" calcext:value-type="float">
            <text:p>0.141417</text:p>
          </table:table-cell>
          <table:table-cell office:value-type="float" office:value="0.129442" calcext:value-type="float">
            <text:p>0.129442</text:p>
          </table:table-cell>
          <table:table-cell table:formula="of:=[.E5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4]-[.E54])*([.C54]-[.E54])" office:value-type="float" office:value="0.0000736678889999996" calcext:value-type="float">
            <text:p>7.36678889999996E-05</text:p>
          </table:table-cell>
          <table:table-cell table:formula="of:=([.E54]-[.D54])*([.E54]-[.D54])" office:value-type="float" office:value="0.000422631364" calcext:value-type="float">
            <text:p>0.000422631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961" calcext:value-type="float">
            <text:p>0.125961</text:p>
          </table:table-cell>
          <table:table-cell table:formula="of:=[.B55]+[.A55]" office:value-type="float" office:value="0.140961" calcext:value-type="float">
            <text:p>0.140961</text:p>
          </table:table-cell>
          <table:table-cell office:value-type="float" office:value="0.130229" calcext:value-type="float">
            <text:p>0.130229</text:p>
          </table:table-cell>
          <table:table-cell table:formula="of:=[.E5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5]-[.E55])*([.C55]-[.E55])" office:value-type="float" office:value="0.0000817035209999998" calcext:value-type="float">
            <text:p>8.17035209999998E-05</text:p>
          </table:table-cell>
          <table:table-cell table:formula="of:=([.E55]-[.D55])*([.E55]-[.D55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2" calcext:value-type="float">
            <text:p>0.125542</text:p>
          </table:table-cell>
          <table:table-cell table:formula="of:=[.B56]+[.A56]" office:value-type="float" office:value="0.140542" calcext:value-type="float">
            <text:p>0.140542</text:p>
          </table:table-cell>
          <table:table-cell office:value-type="float" office:value="0.128766" calcext:value-type="float">
            <text:p>0.128766</text:p>
          </table:table-cell>
          <table:table-cell table:formula="of:=[.E5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6]-[.E56])*([.C56]-[.E56])" office:value-type="float" office:value="0.0000894537639999999" calcext:value-type="float">
            <text:p>8.94537639999999E-05</text:p>
          </table:table-cell>
          <table:table-cell table:formula="of:=([.E56]-[.D56])*([.E56]-[.D56])" office:value-type="float" office:value="0.000450882756" calcext:value-type="float">
            <text:p>0.00045088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57]+[.A57]" office:value-type="float" office:value="0.141422" calcext:value-type="float">
            <text:p>0.141422</text:p>
          </table:table-cell>
          <table:table-cell office:value-type="float" office:value="0.127982" calcext:value-type="float">
            <text:p>0.127982</text:p>
          </table:table-cell>
          <table:table-cell table:formula="of:=[.E5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7]-[.E57])*([.C57]-[.E57])" office:value-type="float" office:value="0.000073582084" calcext:value-type="float">
            <text:p>7.3582084E-05</text:p>
          </table:table-cell>
          <table:table-cell table:formula="of:=([.E57]-[.D57])*([.E57]-[.D57])" office:value-type="float" office:value="0.000484792324" calcext:value-type="float">
            <text:p>0.000484792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47" calcext:value-type="float">
            <text:p>0.126547</text:p>
          </table:table-cell>
          <table:table-cell table:formula="of:=[.B58]+[.A58]" office:value-type="float" office:value="0.141547" calcext:value-type="float">
            <text:p>0.141547</text:p>
          </table:table-cell>
          <table:table-cell office:value-type="float" office:value="0.129445" calcext:value-type="float">
            <text:p>0.129445</text:p>
          </table:table-cell>
          <table:table-cell table:formula="of:=[.E5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8]-[.E58])*([.C58]-[.E58])" office:value-type="float" office:value="0.0000714532090000003" calcext:value-type="float">
            <text:p>7.14532090000003E-05</text:p>
          </table:table-cell>
          <table:table-cell table:formula="of:=([.E58]-[.D58])*([.E58]-[.D58])" office:value-type="float" office:value="0.000422508025" calcext:value-type="float">
            <text:p>0.00042250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234" calcext:value-type="float">
            <text:p>0.124234</text:p>
          </table:table-cell>
          <table:table-cell table:formula="of:=[.B59]+[.A59]" office:value-type="float" office:value="0.139234" calcext:value-type="float">
            <text:p>0.139234</text:p>
          </table:table-cell>
          <table:table-cell office:value-type="float" office:value="0.130207" calcext:value-type="float">
            <text:p>0.130207</text:p>
          </table:table-cell>
          <table:table-cell table:formula="of:=[.E5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59]-[.E59])*([.C59]-[.E59])" office:value-type="float" office:value="0.000115906756" calcext:value-type="float">
            <text:p>0.0001159068</text:p>
          </table:table-cell>
          <table:table-cell table:formula="of:=([.E59]-[.D59])*([.E59]-[.D5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60]+[.A60]" office:value-type="float" office:value="0.141422" calcext:value-type="float">
            <text:p>0.141422</text:p>
          </table:table-cell>
          <table:table-cell office:value-type="float" office:value="0.130911" calcext:value-type="float">
            <text:p>0.130911</text:p>
          </table:table-cell>
          <table:table-cell table:formula="of:=[.E5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0]-[.E60])*([.C60]-[.E60])" office:value-type="float" office:value="0.000073582084" calcext:value-type="float">
            <text:p>7.3582084E-05</text:p>
          </table:table-cell>
          <table:table-cell table:formula="of:=([.E60]-[.D60])*([.E60]-[.D60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98" calcext:value-type="float">
            <text:p>0.126498</text:p>
          </table:table-cell>
          <table:table-cell table:formula="of:=[.B61]+[.A61]" office:value-type="float" office:value="0.141498" calcext:value-type="float">
            <text:p>0.141498</text:p>
          </table:table-cell>
          <table:table-cell office:value-type="float" office:value="0.129445" calcext:value-type="float">
            <text:p>0.129445</text:p>
          </table:table-cell>
          <table:table-cell table:formula="of:=[.E6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1]-[.E61])*([.C61]-[.E61])" office:value-type="float" office:value="0.0000722840039999997" calcext:value-type="float">
            <text:p>0.000072284</text:p>
          </table:table-cell>
          <table:table-cell table:formula="of:=([.E61]-[.D61])*([.E61]-[.D61])" office:value-type="float" office:value="0.000422508025" calcext:value-type="float">
            <text:p>0.00042250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" calcext:value-type="float">
            <text:p>0.12554</text:p>
          </table:table-cell>
          <table:table-cell table:formula="of:=[.B62]+[.A62]" office:value-type="float" office:value="0.14054" calcext:value-type="float">
            <text:p>0.14054</text:p>
          </table:table-cell>
          <table:table-cell office:value-type="float" office:value="0.130229" calcext:value-type="float">
            <text:p>0.130229</text:p>
          </table:table-cell>
          <table:table-cell table:formula="of:=[.E6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2]-[.E62])*([.C62]-[.E62])" office:value-type="float" office:value="0.0000894915999999999" calcext:value-type="float">
            <text:p>8.94915999999999E-05</text:p>
          </table:table-cell>
          <table:table-cell table:formula="of:=([.E62]-[.D62])*([.E62]-[.D62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5" calcext:value-type="float">
            <text:p>0.12655</text:p>
          </table:table-cell>
          <table:table-cell table:formula="of:=[.B63]+[.A63]" office:value-type="float" office:value="0.14155" calcext:value-type="float">
            <text:p>0.14155</text:p>
          </table:table-cell>
          <table:table-cell office:value-type="float" office:value="0.129448" calcext:value-type="float">
            <text:p>0.129448</text:p>
          </table:table-cell>
          <table:table-cell table:formula="of:=[.E6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3]-[.E63])*([.C63]-[.E63])" office:value-type="float" office:value="0.0000714024999999998" calcext:value-type="float">
            <text:p>7.14024999999998E-05</text:p>
          </table:table-cell>
          <table:table-cell table:formula="of:=([.E63]-[.D63])*([.E63]-[.D63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64]+[.A64]" office:value-type="float" office:value="0.140185" calcext:value-type="float">
            <text:p>0.140185</text:p>
          </table:table-cell>
          <table:table-cell office:value-type="float" office:value="0.130205" calcext:value-type="float">
            <text:p>0.130205</text:p>
          </table:table-cell>
          <table:table-cell table:formula="of:=[.E6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4]-[.E64])*([.C64]-[.E64])" office:value-type="float" office:value="0.0000963342249999998" calcext:value-type="float">
            <text:p>9.63342249999998E-05</text:p>
          </table:table-cell>
          <table:table-cell table:formula="of:=([.E64]-[.D64])*([.E64]-[.D64])" office:value-type="float" office:value="0.000391842025" calcext:value-type="float">
            <text:p>0.000391842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019" calcext:value-type="float">
            <text:p>0.127019</text:p>
          </table:table-cell>
          <table:table-cell table:formula="of:=[.B65]+[.A65]" office:value-type="float" office:value="0.139019" calcext:value-type="float">
            <text:p>0.139019</text:p>
          </table:table-cell>
          <table:table-cell office:value-type="float" office:value="0.130226" calcext:value-type="float">
            <text:p>0.130226</text:p>
          </table:table-cell>
          <table:table-cell table:formula="of:=[.E6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5]-[.E65])*([.C65]-[.E65])" office:value-type="float" office:value="0.000120582361" calcext:value-type="float">
            <text:p>0.0001205824</text:p>
          </table:table-cell>
          <table:table-cell table:formula="of:=([.E65]-[.D65])*([.E65]-[.D65])" office:value-type="float" office:value="0.000391011076000001" calcext:value-type="float">
            <text:p>0.0003910111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4004" calcext:value-type="float">
            <text:p>0.124004</text:p>
          </table:table-cell>
          <table:table-cell table:formula="of:=[.B66]+[.A66]" office:value-type="float" office:value="0.136004" calcext:value-type="float">
            <text:p>0.136004</text:p>
          </table:table-cell>
          <table:table-cell office:value-type="float" office:value="0.129448" calcext:value-type="float">
            <text:p>0.129448</text:p>
          </table:table-cell>
          <table:table-cell table:formula="of:=[.E6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6]-[.E66])*([.C66]-[.E66])" office:value-type="float" office:value="0.000195888016" calcext:value-type="float">
            <text:p>0.000195888</text:p>
          </table:table-cell>
          <table:table-cell table:formula="of:=([.E66]-[.D66])*([.E66]-[.D66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958" calcext:value-type="float">
            <text:p>0.127958</text:p>
          </table:table-cell>
          <table:table-cell table:formula="of:=[.B67]+[.A67]" office:value-type="float" office:value="0.139958" calcext:value-type="float">
            <text:p>0.139958</text:p>
          </table:table-cell>
          <table:table-cell office:value-type="float" office:value="0.130207" calcext:value-type="float">
            <text:p>0.130207</text:p>
          </table:table-cell>
          <table:table-cell table:formula="of:=[.E6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7]-[.E67])*([.C67]-[.E67])" office:value-type="float" office:value="0.000100841764" calcext:value-type="float">
            <text:p>0.0001008418</text:p>
          </table:table-cell>
          <table:table-cell table:formula="of:=([.E67]-[.D67])*([.E67]-[.D67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185" calcext:value-type="float">
            <text:p>0.125185</text:p>
          </table:table-cell>
          <table:table-cell table:formula="of:=[.B68]+[.A68]" office:value-type="float" office:value="0.137185" calcext:value-type="float">
            <text:p>0.137185</text:p>
          </table:table-cell>
          <table:table-cell office:value-type="float" office:value="0.128739" calcext:value-type="float">
            <text:p>0.128739</text:p>
          </table:table-cell>
          <table:table-cell table:formula="of:=[.E6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8]-[.E68])*([.C68]-[.E68])" office:value-type="float" office:value="0.000164224225" calcext:value-type="float">
            <text:p>0.0001642242</text:p>
          </table:table-cell>
          <table:table-cell table:formula="of:=([.E68]-[.D68])*([.E68]-[.D68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75" calcext:value-type="float">
            <text:p>0.126475</text:p>
          </table:table-cell>
          <table:table-cell table:formula="of:=[.B69]+[.A69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6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69]-[.E69])*([.C69]-[.E69])" office:value-type="float" office:value="0.000132825625" calcext:value-type="float">
            <text:p>0.0001328256</text:p>
          </table:table-cell>
          <table:table-cell table:formula="of:=([.E69]-[.D69])*([.E69]-[.D6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22" calcext:value-type="float">
            <text:p>0.126422</text:p>
          </table:table-cell>
          <table:table-cell table:formula="of:=[.B70]+[.A70]" office:value-type="float" office:value="0.138422" calcext:value-type="float">
            <text:p>0.138422</text:p>
          </table:table-cell>
          <table:table-cell office:value-type="float" office:value="0.128739" calcext:value-type="float">
            <text:p>0.128739</text:p>
          </table:table-cell>
          <table:table-cell table:formula="of:=[.E6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0]-[.E70])*([.C70]-[.E70])" office:value-type="float" office:value="0.000134050083999999" calcext:value-type="float">
            <text:p>0.0001340501</text:p>
          </table:table-cell>
          <table:table-cell table:formula="of:=([.E70]-[.D70])*([.E70]-[.D70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71]+[.A71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7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1]-[.E71])*([.C71]-[.E71])" office:value-type="float" office:value="0.0000997601440000005" calcext:value-type="float">
            <text:p>9.97601440000005E-05</text:p>
          </table:table-cell>
          <table:table-cell table:formula="of:=([.E71]-[.D71])*([.E71]-[.D71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72]+[.A72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7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2]-[.E72])*([.C72]-[.E72])" office:value-type="float" office:value="0.000132825625" calcext:value-type="float">
            <text:p>0.0001328256</text:p>
          </table:table-cell>
          <table:table-cell table:formula="of:=([.E72]-[.D72])*([.E72]-[.D72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29" calcext:value-type="float">
            <text:p>0.127029</text:p>
          </table:table-cell>
          <table:table-cell table:formula="of:=[.B73]+[.A73]" office:value-type="float" office:value="0.142029" calcext:value-type="float">
            <text:p>0.142029</text:p>
          </table:table-cell>
          <table:table-cell office:value-type="float" office:value="0.130229" calcext:value-type="float">
            <text:p>0.130229</text:p>
          </table:table-cell>
          <table:table-cell table:formula="of:=[.E7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3]-[.E73])*([.C73]-[.E73])" office:value-type="float" office:value="0.0000635368409999996" calcext:value-type="float">
            <text:p>6.35368409999996E-05</text:p>
          </table:table-cell>
          <table:table-cell table:formula="of:=([.E73]-[.D73])*([.E73]-[.D73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74]+[.A74]" office:value-type="float" office:value="0.139978" calcext:value-type="float">
            <text:p>0.139978</text:p>
          </table:table-cell>
          <table:table-cell office:value-type="float" office:value="0.129448" calcext:value-type="float">
            <text:p>0.129448</text:p>
          </table:table-cell>
          <table:table-cell table:formula="of:=[.E7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4]-[.E74])*([.C74]-[.E74])" office:value-type="float" office:value="0.000100440484" calcext:value-type="float">
            <text:p>0.0001004405</text:p>
          </table:table-cell>
          <table:table-cell table:formula="of:=([.E74]-[.D74])*([.E74]-[.D74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75]+[.A75]" office:value-type="float" office:value="0.139882" calcext:value-type="float">
            <text:p>0.139882</text:p>
          </table:table-cell>
          <table:table-cell office:value-type="float" office:value="0.12798" calcext:value-type="float">
            <text:p>0.12798</text:p>
          </table:table-cell>
          <table:table-cell table:formula="of:=[.E7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5]-[.E75])*([.C75]-[.E75])" office:value-type="float" office:value="0.000102373924" calcext:value-type="float">
            <text:p>0.0001023739</text:p>
          </table:table-cell>
          <table:table-cell table:formula="of:=([.E75]-[.D75])*([.E75]-[.D75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76]+[.A76]" office:value-type="float" office:value="0.141422" calcext:value-type="float">
            <text:p>0.141422</text:p>
          </table:table-cell>
          <table:table-cell office:value-type="float" office:value="0.130229" calcext:value-type="float">
            <text:p>0.130229</text:p>
          </table:table-cell>
          <table:table-cell table:formula="of:=[.E7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6]-[.E76])*([.C76]-[.E76])" office:value-type="float" office:value="0.000073582084" calcext:value-type="float">
            <text:p>7.3582084E-05</text:p>
          </table:table-cell>
          <table:table-cell table:formula="of:=([.E76]-[.D76])*([.E76]-[.D76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77]+[.A77]" office:value-type="float" office:value="0.140012" calcext:value-type="float">
            <text:p>0.140012</text:p>
          </table:table-cell>
          <table:table-cell office:value-type="float" office:value="0.129448" calcext:value-type="float">
            <text:p>0.129448</text:p>
          </table:table-cell>
          <table:table-cell table:formula="of:=[.E7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7]-[.E77])*([.C77]-[.E77])" office:value-type="float" office:value="0.0000997601440000005" calcext:value-type="float">
            <text:p>9.97601440000005E-05</text:p>
          </table:table-cell>
          <table:table-cell table:formula="of:=([.E77]-[.D77])*([.E77]-[.D77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723" calcext:value-type="float">
            <text:p>0.126723</text:p>
          </table:table-cell>
          <table:table-cell table:formula="of:=[.B78]+[.A78]" office:value-type="float" office:value="0.141723" calcext:value-type="float">
            <text:p>0.141723</text:p>
          </table:table-cell>
          <table:table-cell office:value-type="float" office:value="0.129447" calcext:value-type="float">
            <text:p>0.129447</text:p>
          </table:table-cell>
          <table:table-cell table:formula="of:=[.E7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8]-[.E78])*([.C78]-[.E78])" office:value-type="float" office:value="0.0000685087290000001" calcext:value-type="float">
            <text:p>6.85087290000001E-05</text:p>
          </table:table-cell>
          <table:table-cell table:formula="of:=([.E78]-[.D78])*([.E78]-[.D78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678" calcext:value-type="float">
            <text:p>0.125678</text:p>
          </table:table-cell>
          <table:table-cell table:formula="of:=[.B79]+[.A79]" office:value-type="float" office:value="0.140678" calcext:value-type="float">
            <text:p>0.140678</text:p>
          </table:table-cell>
          <table:table-cell office:value-type="float" office:value="0.130911" calcext:value-type="float">
            <text:p>0.130911</text:p>
          </table:table-cell>
          <table:table-cell table:formula="of:=[.E7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79]-[.E79])*([.C79]-[.E79])" office:value-type="float" office:value="0.0000868996840000005" calcext:value-type="float">
            <text:p>8.68996840000005E-05</text:p>
          </table:table-cell>
          <table:table-cell table:formula="of:=([.E79]-[.D79])*([.E79]-[.D79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80]+[.A80]" office:value-type="float" office:value="0.140012" calcext:value-type="float">
            <text:p>0.140012</text:p>
          </table:table-cell>
          <table:table-cell office:value-type="float" office:value="0.130204" calcext:value-type="float">
            <text:p>0.130204</text:p>
          </table:table-cell>
          <table:table-cell table:formula="of:=[.E7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0]-[.E80])*([.C80]-[.E80])" office:value-type="float" office:value="0.0000997601440000005" calcext:value-type="float">
            <text:p>9.97601440000005E-05</text:p>
          </table:table-cell>
          <table:table-cell table:formula="of:=([.E80]-[.D80])*([.E80]-[.D80])" office:value-type="float" office:value="0.000391881616" calcext:value-type="float">
            <text:p>0.000391881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" calcext:value-type="float">
            <text:p>0.12642</text:p>
          </table:table-cell>
          <table:table-cell table:formula="of:=[.B81]+[.A81]" office:value-type="float" office:value="0.14142" calcext:value-type="float">
            <text:p>0.14142</text:p>
          </table:table-cell>
          <table:table-cell office:value-type="float" office:value="0.130207" calcext:value-type="float">
            <text:p>0.130207</text:p>
          </table:table-cell>
          <table:table-cell table:formula="of:=[.E8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1]-[.E81])*([.C81]-[.E81])" office:value-type="float" office:value="0.0000736164000000001" calcext:value-type="float">
            <text:p>7.36164000000001E-05</text:p>
          </table:table-cell>
          <table:table-cell table:formula="of:=([.E81]-[.D81])*([.E81]-[.D81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61" calcext:value-type="float">
            <text:p>0.127961</text:p>
          </table:table-cell>
          <table:table-cell table:formula="of:=[.B82]+[.A82]" office:value-type="float" office:value="0.142961" calcext:value-type="float">
            <text:p>0.142961</text:p>
          </table:table-cell>
          <table:table-cell office:value-type="float" office:value="0.128739" calcext:value-type="float">
            <text:p>0.128739</text:p>
          </table:table-cell>
          <table:table-cell table:formula="of:=[.E8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2]-[.E82])*([.C82]-[.E82])" office:value-type="float" office:value="0.0000495475209999999" calcext:value-type="float">
            <text:p>4.95475209999999E-05</text:p>
          </table:table-cell>
          <table:table-cell table:formula="of:=([.E82]-[.D82])*([.E82]-[.D82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83]+[.A83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8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3]-[.E83])*([.C83]-[.E83])" office:value-type="float" office:value="0.000132825625" calcext:value-type="float">
            <text:p>0.0001328256</text:p>
          </table:table-cell>
          <table:table-cell table:formula="of:=([.E83]-[.D83])*([.E83]-[.D83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84]+[.A84]" office:value-type="float" office:value="0.138475" calcext:value-type="float">
            <text:p>0.138475</text:p>
          </table:table-cell>
          <table:table-cell office:value-type="float" office:value="0.13023" calcext:value-type="float">
            <text:p>0.13023</text:p>
          </table:table-cell>
          <table:table-cell table:formula="of:=[.E8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4]-[.E84])*([.C84]-[.E84])" office:value-type="float" office:value="0.000132825625" calcext:value-type="float">
            <text:p>0.0001328256</text:p>
          </table:table-cell>
          <table:table-cell table:formula="of:=([.E84]-[.D84])*([.E84]-[.D84])" office:value-type="float" office:value="0.000390852899999999" calcext:value-type="float">
            <text:p>0.000390852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30285" calcext:value-type="float">
            <text:p>0.130285</text:p>
          </table:table-cell>
          <table:table-cell table:formula="of:=[.B85]+[.A85]" office:value-type="float" office:value="0.145285" calcext:value-type="float">
            <text:p>0.145285</text:p>
          </table:table-cell>
          <table:table-cell office:value-type="float" office:value="0.130207" calcext:value-type="float">
            <text:p>0.130207</text:p>
          </table:table-cell>
          <table:table-cell table:formula="of:=[.E8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5]-[.E85])*([.C85]-[.E85])" office:value-type="float" office:value="0.000022231225" calcext:value-type="float">
            <text:p>2.2231225E-05</text:p>
          </table:table-cell>
          <table:table-cell table:formula="of:=([.E85]-[.D85])*([.E85]-[.D85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86]+[.A86]" office:value-type="float" office:value="0.139978" calcext:value-type="float">
            <text:p>0.139978</text:p>
          </table:table-cell>
          <table:table-cell office:value-type="float" office:value="0.129448" calcext:value-type="float">
            <text:p>0.129448</text:p>
          </table:table-cell>
          <table:table-cell table:formula="of:=[.E8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6]-[.E86])*([.C86]-[.E86])" office:value-type="float" office:value="0.000100440484" calcext:value-type="float">
            <text:p>0.0001004405</text:p>
          </table:table-cell>
          <table:table-cell table:formula="of:=([.E86]-[.D86])*([.E86]-[.D86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899" calcext:value-type="float">
            <text:p>0.127899</text:p>
          </table:table-cell>
          <table:table-cell table:formula="of:=[.B87]+[.A87]" office:value-type="float" office:value="0.142899" calcext:value-type="float">
            <text:p>0.142899</text:p>
          </table:table-cell>
          <table:table-cell office:value-type="float" office:value="0.130207" calcext:value-type="float">
            <text:p>0.130207</text:p>
          </table:table-cell>
          <table:table-cell table:formula="of:=[.E8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7]-[.E87])*([.C87]-[.E87])" office:value-type="float" office:value="0.0000504242009999999" calcext:value-type="float">
            <text:p>5.04242009999999E-05</text:p>
          </table:table-cell>
          <table:table-cell table:formula="of:=([.E87]-[.D87])*([.E87]-[.D87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23" calcext:value-type="float">
            <text:p>0.127923</text:p>
          </table:table-cell>
          <table:table-cell table:formula="of:=[.B88]+[.A88]" office:value-type="float" office:value="0.142923" calcext:value-type="float">
            <text:p>0.142923</text:p>
          </table:table-cell>
          <table:table-cell office:value-type="float" office:value="0.129442" calcext:value-type="float">
            <text:p>0.129442</text:p>
          </table:table-cell>
          <table:table-cell table:formula="of:=[.E8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8]-[.E88])*([.C88]-[.E88])" office:value-type="float" office:value="0.0000500839290000004" calcext:value-type="float">
            <text:p>5.00839290000004E-05</text:p>
          </table:table-cell>
          <table:table-cell table:formula="of:=([.E88]-[.D88])*([.E88]-[.D88])" office:value-type="float" office:value="0.000422631364" calcext:value-type="float">
            <text:p>0.000422631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89]+[.A89]" office:value-type="float" office:value="0.142079" calcext:value-type="float">
            <text:p>0.142079</text:p>
          </table:table-cell>
          <table:table-cell office:value-type="float" office:value="0.129445" calcext:value-type="float">
            <text:p>0.129445</text:p>
          </table:table-cell>
          <table:table-cell table:formula="of:=[.E8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89]-[.E89])*([.C89]-[.E89])" office:value-type="float" office:value="0.0000627422409999997" calcext:value-type="float">
            <text:p>6.27422409999997E-05</text:p>
          </table:table-cell>
          <table:table-cell table:formula="of:=([.E89]-[.D89])*([.E89]-[.D89])" office:value-type="float" office:value="0.000422508025" calcext:value-type="float">
            <text:p>0.00042250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42" calcext:value-type="float">
            <text:p>0.123442</text:p>
          </table:table-cell>
          <table:table-cell table:formula="of:=[.B90]+[.A90]" office:value-type="float" office:value="0.138442" calcext:value-type="float">
            <text:p>0.138442</text:p>
          </table:table-cell>
          <table:table-cell office:value-type="float" office:value="0.128764" calcext:value-type="float">
            <text:p>0.128764</text:p>
          </table:table-cell>
          <table:table-cell table:formula="of:=[.E8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0]-[.E90])*([.C90]-[.E90])" office:value-type="float" office:value="0.000133587364" calcext:value-type="float">
            <text:p>0.0001335874</text:p>
          </table:table-cell>
          <table:table-cell table:formula="of:=([.E90]-[.D90])*([.E90]-[.D90])" office:value-type="float" office:value="0.000450967696" calcext:value-type="float">
            <text:p>0.000450967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724" calcext:value-type="float">
            <text:p>0.124724</text:p>
          </table:table-cell>
          <table:table-cell table:formula="of:=[.B91]+[.A91]" office:value-type="float" office:value="0.139724" calcext:value-type="float">
            <text:p>0.139724</text:p>
          </table:table-cell>
          <table:table-cell office:value-type="float" office:value="0.129448" calcext:value-type="float">
            <text:p>0.129448</text:p>
          </table:table-cell>
          <table:table-cell table:formula="of:=[.E9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1]-[.E91])*([.C91]-[.E91])" office:value-type="float" office:value="0.000105596176" calcext:value-type="float">
            <text:p>0.0001055962</text:p>
          </table:table-cell>
          <table:table-cell table:formula="of:=([.E91]-[.D91])*([.E91]-[.D91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92]+[.A92]" office:value-type="float" office:value="0.1438" calcext:value-type="float">
            <text:p>0.1438</text:p>
          </table:table-cell>
          <table:table-cell office:value-type="float" office:value="0.130223" calcext:value-type="float">
            <text:p>0.130223</text:p>
          </table:table-cell>
          <table:table-cell table:formula="of:=[.E9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2]-[.E92])*([.C92]-[.E92])" office:value-type="float" office:value="0.0000384400000000001" calcext:value-type="float">
            <text:p>0.00003844</text:p>
          </table:table-cell>
          <table:table-cell table:formula="of:=([.E92]-[.D92])*([.E92]-[.D92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552" calcext:value-type="float">
            <text:p>0.127552</text:p>
          </table:table-cell>
          <table:table-cell table:formula="of:=[.B93]+[.A93]" office:value-type="float" office:value="0.142552" calcext:value-type="float">
            <text:p>0.142552</text:p>
          </table:table-cell>
          <table:table-cell office:value-type="float" office:value="0.128625" calcext:value-type="float">
            <text:p>0.128625</text:p>
          </table:table-cell>
          <table:table-cell table:formula="of:=[.E92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3]-[.E93])*([.C93]-[.E93])" office:value-type="float" office:value="0.0000554727039999997" calcext:value-type="float">
            <text:p>5.54727039999997E-05</text:p>
          </table:table-cell>
          <table:table-cell table:formula="of:=([.E93]-[.D93])*([.E93]-[.D93])" office:value-type="float" office:value="0.000456890625" calcext:value-type="float">
            <text:p>0.000456890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49" calcext:value-type="float">
            <text:p>0.12549</text:p>
          </table:table-cell>
          <table:table-cell table:formula="of:=[.B94]+[.A94]" office:value-type="float" office:value="0.14049" calcext:value-type="float">
            <text:p>0.14049</text:p>
          </table:table-cell>
          <table:table-cell office:value-type="float" office:value="0.130207" calcext:value-type="float">
            <text:p>0.130207</text:p>
          </table:table-cell>
          <table:table-cell table:formula="of:=[.E93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4]-[.E94])*([.C94]-[.E94])" office:value-type="float" office:value="0.0000904400999999998" calcext:value-type="float">
            <text:p>9.04400999999998E-05</text:p>
          </table:table-cell>
          <table:table-cell table:formula="of:=([.E94]-[.D94])*([.E94]-[.D94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95]+[.A95]" office:value-type="float" office:value="0.142262" calcext:value-type="float">
            <text:p>0.142262</text:p>
          </table:table-cell>
          <table:table-cell office:value-type="float" office:value="0.130223" calcext:value-type="float">
            <text:p>0.130223</text:p>
          </table:table-cell>
          <table:table-cell table:formula="of:=[.E94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5]-[.E95])*([.C95]-[.E95])" office:value-type="float" office:value="0.0000598766439999999" calcext:value-type="float">
            <text:p>5.98766439999999E-05</text:p>
          </table:table-cell>
          <table:table-cell table:formula="of:=([.E95]-[.D95])*([.E95]-[.D95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96]+[.A96]" office:value-type="float" office:value="0.139884" calcext:value-type="float">
            <text:p>0.139884</text:p>
          </table:table-cell>
          <table:table-cell office:value-type="float" office:value="0.130221" calcext:value-type="float">
            <text:p>0.130221</text:p>
          </table:table-cell>
          <table:table-cell table:formula="of:=[.E95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6]-[.E96])*([.C96]-[.E96])" office:value-type="float" office:value="0.000102333456" calcext:value-type="float">
            <text:p>0.0001023335</text:p>
          </table:table-cell>
          <table:table-cell table:formula="of:=([.E96]-[.D96])*([.E96]-[.D96])" office:value-type="float" office:value="0.000391208841" calcext:value-type="float">
            <text:p>0.000391208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37" calcext:value-type="float">
            <text:p>0.125537</text:p>
          </table:table-cell>
          <table:table-cell table:formula="of:=[.B97]+[.A97]" office:value-type="float" office:value="0.140537" calcext:value-type="float">
            <text:p>0.140537</text:p>
          </table:table-cell>
          <table:table-cell office:value-type="float" office:value="0.129448" calcext:value-type="float">
            <text:p>0.129448</text:p>
          </table:table-cell>
          <table:table-cell table:formula="of:=[.E96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7]-[.E97])*([.C97]-[.E97])" office:value-type="float" office:value="0.0000895483690000005" calcext:value-type="float">
            <text:p>8.95483690000005E-05</text:p>
          </table:table-cell>
          <table:table-cell table:formula="of:=([.E97]-[.D97])*([.E97]-[.D97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8" calcext:value-type="float">
            <text:p>0.127958</text:p>
          </table:table-cell>
          <table:table-cell table:formula="of:=[.B98]+[.A98]" office:value-type="float" office:value="0.142958" calcext:value-type="float">
            <text:p>0.142958</text:p>
          </table:table-cell>
          <table:table-cell office:value-type="float" office:value="0.127979" calcext:value-type="float">
            <text:p>0.127979</text:p>
          </table:table-cell>
          <table:table-cell table:formula="of:=[.E97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8]-[.E98])*([.C98]-[.E98])" office:value-type="float" office:value="0.0000495897640000003" calcext:value-type="float">
            <text:p>4.95897640000003E-05</text:p>
          </table:table-cell>
          <table:table-cell table:formula="of:=([.E98]-[.D98])*([.E98]-[.D98])" office:value-type="float" office:value="0.000484924441000001" calcext:value-type="float">
            <text:p>0.000484924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99]+[.A99]" office:value-type="float" office:value="0.140185" calcext:value-type="float">
            <text:p>0.140185</text:p>
          </table:table-cell>
          <table:table-cell office:value-type="float" office:value="0.128743" calcext:value-type="float">
            <text:p>0.128743</text:p>
          </table:table-cell>
          <table:table-cell table:formula="of:=[.E98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99]-[.E99])*([.C99]-[.E99])" office:value-type="float" office:value="0.0000963342249999998" calcext:value-type="float">
            <text:p>9.63342249999998E-05</text:p>
          </table:table-cell>
          <table:table-cell table:formula="of:=([.E99]-[.D99])*([.E99]-[.D99])" office:value-type="float" office:value="0.000451860049" calcext:value-type="float">
            <text:p>0.0004518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" calcext:value-type="float">
            <text:p>0.12554</text:p>
          </table:table-cell>
          <table:table-cell table:formula="of:=[.B100]+[.A100]" office:value-type="float" office:value="0.14054" calcext:value-type="float">
            <text:p>0.14054</text:p>
          </table:table-cell>
          <table:table-cell office:value-type="float" office:value="0.127986" calcext:value-type="float">
            <text:p>0.127986</text:p>
          </table:table-cell>
          <table:table-cell table:formula="of:=[.E99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00]-[.E100])*([.C100]-[.E100])" office:value-type="float" office:value="0.0000894915999999999" calcext:value-type="float">
            <text:p>8.94915999999999E-05</text:p>
          </table:table-cell>
          <table:table-cell table:formula="of:=([.E100]-[.D100])*([.E100]-[.D100])" office:value-type="float" office:value="0.000484616196" calcext:value-type="float">
            <text:p>0.000484616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101]+[.A101]" office:value-type="float" office:value="0.142262" calcext:value-type="float">
            <text:p>0.142262</text:p>
          </table:table-cell>
          <table:table-cell office:value-type="float" office:value="0.128737" calcext:value-type="float">
            <text:p>0.128737</text:p>
          </table:table-cell>
          <table:table-cell table:formula="of:=[.E100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01]-[.E101])*([.C101]-[.E101])" office:value-type="float" office:value="0.0000598766439999999" calcext:value-type="float">
            <text:p>5.98766439999999E-05</text:p>
          </table:table-cell>
          <table:table-cell table:formula="of:=([.E101]-[.D101])*([.E101]-[.D101])" office:value-type="float" office:value="0.000452115169" calcext:value-type="float">
            <text:p>0.000452115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1" calcext:value-type="float">
            <text:p>0.127951</text:p>
          </table:table-cell>
          <table:table-cell table:formula="of:=[.B102]+[.A102]" office:value-type="float" office:value="0.142951" calcext:value-type="float">
            <text:p>0.142951</text:p>
          </table:table-cell>
          <table:table-cell office:value-type="float" office:value="0.129447" calcext:value-type="float">
            <text:p>0.129447</text:p>
          </table:table-cell>
          <table:table-cell table:formula="of:=[.E101]" office:value-type="float" office:value="0.15" calcext:value-type="float">
            <text:p>0.15</text:p>
          </table:table-cell>
          <table:table-cell/>
          <table:table-cell table:formula="of:=[.$C$104]" office:value-type="float" office:value="0.140185" calcext:value-type="float">
            <text:p>0.140185</text:p>
          </table:table-cell>
          <table:table-cell table:formula="of:=[.$D$104]" office:value-type="float" office:value="0.130207" calcext:value-type="float">
            <text:p>0.130207</text:p>
          </table:table-cell>
          <table:table-cell table:formula="of:=([.C102]-[.E102])*([.C102]-[.E102])" office:value-type="float" office:value="0.000049688401" calcext:value-type="float">
            <text:p>4.9688401E-05</text:p>
          </table:table-cell>
          <table:table-cell table:formula="of:=([.E102]-[.D102])*([.E102]-[.D102])" office:value-type="float" office:value="0.000422425809" calcext:value-type="float">
            <text:p>0.0004224258</text:p>
          </table:table-cell>
          <table:table-cell/>
        </table:table-row>
        <table:table-row table:style-name="ro4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Media: </text:p>
          </table:table-cell>
          <table:table-cell table:style-name="ce1"/>
          <table:table-cell table:style-name="ce1" table:formula="of:=MEDIAN([.C2:.C102])" office:value-type="float" office:value="0.140185" calcext:value-type="float">
            <text:p>0.140185</text:p>
          </table:table-cell>
          <table:table-cell table:style-name="ce1" table:formula="of:=MEDIAN([.D2:.D102])" office:value-type="float" office:value="0.130207" calcext:value-type="float">
            <text:p>0.130207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formula="of:=VAR([.C2:.C102])" office:value-type="float" office:value="0.0000032863607580198" calcext:value-type="float">
            <text:p>3.2863607580198E-06</text:p>
          </table:table-cell>
          <table:table-cell table:formula="of:=VAR([.D2:.D102])" office:value-type="float" office:value="0.000000607575160396037" calcext:value-type="float">
            <text:p>6.07575160396037E-07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currency-style style:name="N115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</number:date-style>
    <number:date-style style:name="N124">
      <number:month number:calendar="jewish" number:style="long" number:textual="true"/>
      <number:text> </number:text>
      <number:day number:calendar="jewish"/>
    </number:date-style>
    <number:date-style style:name="N125"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</number:date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0:08:22.942358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1T13:38:47.583716680</dc:date>
    <meta:editing-duration>PT12H17M31S</meta:editing-duration>
    <meta:editing-cycles>15</meta:editing-cycles>
    <meta:document-statistic meta:table-count="1" meta:cell-count="9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column-mapping="2" chart:style-name="ch1">
        <chart:title svg:x="10.216cm" svg:y="0.44cm" chart:style-name="ch2">
          <text:p>Estimación Altura</text:p>
        </chart:title>
        <chart:subtitle svg:x="12.042cm" svg:y="1.691cm" chart:style-name="ch3">
          <text:p>Jugo</text:p>
        </chart:subtitle>
        <chart:legend chart:legend-position="end" svg:x="18.607cm" svg:y="6.192cm" style:legend-expansion="high" chart:style-name="ch4"/>
        <chart:plot-area chart:style-name="ch5" table:cell-range-address="height_juice.C1:height_juice.E102 height_juice.G2:height_juice.H102" chart:data-source-has-labels="row" svg:x="1.811cm" svg:y="2.848cm" svg:width="16.288cm" svg:height="10.816cm">
          <chartooo:coordinate-region svg:x="2.909cm" svg:y="2.97cm" svg:width="15.05cm" svg:height="9.693cm"/>
          <chart:axis chart:dimension="x" chart:name="primary-x" chart:style-name="ch6">
            <chart:title svg:x="8.926cm" svg:y="13.968cm" chart:style-name="ch7">
              <text:p>Eventos</text:p>
            </chart:title>
          </chart:axis>
          <chart:axis chart:dimension="y" chart:name="primary-y" chart:style-name="ch6">
            <chart:title svg:x="0.451cm" svg:y="9.417cm" chart:style-name="ch8">
              <text:p>Altura [m]</text:p>
            </chart:title>
            <chart:grid chart:style-name="ch9" chart:class="major"/>
          </chart:axis>
          <chart:series chart:style-name="ch10" chart:values-cell-range-address="height_juice.C2:height_juice.C102" chart:label-cell-address="height_juice.C1:height_juice.C1" chart:class="chart:line">
            <chart:data-point chart:repeated="101"/>
          </chart:series>
          <chart:series chart:style-name="ch11" chart:values-cell-range-address="height_juice.G3:height_juice.G102" chart:label-cell-address="height_juice.G2:height_juice.G2" chart:class="chart:line">
            <chart:data-point chart:repeated="100"/>
          </chart:series>
          <chart:series chart:style-name="ch12" chart:values-cell-range-address="height_juice.H3:height_juice.H102" chart:label-cell-address="height_juice.H2:height_juice.H2" chart:class="chart:line">
            <chart:data-point chart:repeated="100"/>
          </chart:series>
          <chart:series chart:style-name="ch13" chart:values-cell-range-address="height_juice.D2:height_juice.D102" chart:label-cell-address="height_juice.D1:height_juice.D1" chart:class="chart:line">
            <chart:data-point chart:repeated="101"/>
          </chart:series>
          <chart:series chart:style-name="ch14" chart:values-cell-range-address="height_juice.E2:height_juice.E102" chart:label-cell-address="height_juice.E1:height_juice.E1" chart:class="chart:line"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juice.C1:height_juice.C1</svg:desc>
                </draw:g>
              </table:table-cell>
              <table:table-cell office:value-type="string">
                <text:p>Media (Algoritmo actual)</text:p>
                <draw:g>
                  <svg:desc>height_juice.G2:height_juice.G2</svg:desc>
                </draw:g>
              </table:table-cell>
              <table:table-cell office:value-type="string">
                <text:p>Media (Algoritmo previo)</text:p>
                <draw:g>
                  <svg:desc>height_juice.H2:height_juice.H2</svg:desc>
                </draw:g>
              </table:table-cell>
              <table:table-cell office:value-type="string">
                <text:p>Algoritmo previo</text:p>
                <draw:g>
                  <svg:desc>height_juice.D1:height_juice.D1</svg:desc>
                </draw:g>
              </table:table-cell>
              <table:table-cell office:value-type="string">
                <text:p>Ideal</text:p>
                <draw:g>
                  <svg:desc>height_juice.E1:height_juic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542">
                <text:p>0.137542</text:p>
                <draw:g>
                  <svg:desc>height_juice.C2:height_juice.C102</svg:desc>
                </draw:g>
              </table:table-cell>
              <table:table-cell office:value-type="float" office:value="0.140185">
                <text:p>0.140185</text:p>
                <draw:g>
                  <svg:desc>height_juice.G3:height_juice.G102</svg:desc>
                </draw:g>
              </table:table-cell>
              <table:table-cell office:value-type="float" office:value="0.130207">
                <text:p>0.130207</text:p>
                <draw:g>
                  <svg:desc>height_juice.H3:height_juice.H102</svg:desc>
                </draw:g>
              </table:table-cell>
              <table:table-cell office:value-type="float" office:value="0.130224">
                <text:p>0.130224</text:p>
                <draw:g>
                  <svg:desc>height_juice.D2:height_juice.D102</svg:desc>
                </draw:g>
              </table:table-cell>
              <table:table-cell office:value-type="float" office:value="0.15">
                <text:p>0.15</text:p>
                <draw:g>
                  <svg:desc>height_juice.E2:height_juice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5439">
                <text:p>0.13543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984">
                <text:p>0.13998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0012">
                <text:p>0.14001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957">
                <text:p>0.14295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9923">
                <text:p>0.139923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884">
                <text:p>0.13988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0012">
                <text:p>0.14001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539">
                <text:p>0.14053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002">
                <text:p>0.13900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13">
                <text:p>0.1302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2028">
                <text:p>0.14202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1671">
                <text:p>0.141671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1368">
                <text:p>0.14136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155">
                <text:p>0.1415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59">
                <text:p>0.1287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185">
                <text:p>0.14018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754">
                <text:p>0.1375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037">
                <text:p>0.13903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4">
                <text:p>0.1302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422">
                <text:p>0.138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0676">
                <text:p>0.140676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38">
                <text:p>0.143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9977">
                <text:p>0.13997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646">
                <text:p>0.1286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3747">
                <text:p>0.14374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2262">
                <text:p>0.14226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9884">
                <text:p>0.13988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2263">
                <text:p>0.142263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1723">
                <text:p>0.141723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8016">
                <text:p>0.138016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6984">
                <text:p>0.13698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5649">
                <text:p>0.13564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7639">
                <text:p>0.13763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9263">
                <text:p>0.139263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38">
                <text:p>0.143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079">
                <text:p>0.14207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32">
                <text:p>0.1302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78">
                <text:p>0.13997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422">
                <text:p>0.141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9977">
                <text:p>0.13997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9882">
                <text:p>0.13988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1422">
                <text:p>0.141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8439">
                <text:p>0.13843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9977">
                <text:p>0.13997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1422">
                <text:p>0.141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45">
                <text:p>0.1287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0012">
                <text:p>0.14001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0012">
                <text:p>0.14001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227">
                <text:p>0.1282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2262">
                <text:p>0.14226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142">
                <text:p>0.1414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9978">
                <text:p>0.13997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225">
                <text:p>0.1282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1422">
                <text:p>0.141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0185">
                <text:p>0.14018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9977">
                <text:p>0.13997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1422">
                <text:p>0.141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2079">
                <text:p>0.14207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9882">
                <text:p>0.13988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1417">
                <text:p>0.14141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0961">
                <text:p>0.140961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0542">
                <text:p>0.14054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1422">
                <text:p>0.141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7982">
                <text:p>0.12798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1547">
                <text:p>0.14154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9234">
                <text:p>0.13923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1422">
                <text:p>0.141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1498">
                <text:p>0.14149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054">
                <text:p>0.1405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155">
                <text:p>0.1415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0185">
                <text:p>0.14018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9019">
                <text:p>0.13901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6004">
                <text:p>0.13600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9958">
                <text:p>0.13995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185">
                <text:p>0.13718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475">
                <text:p>0.13847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8422">
                <text:p>0.138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012">
                <text:p>0.14001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8475">
                <text:p>0.13847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029">
                <text:p>0.14202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9978">
                <text:p>0.13997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9882">
                <text:p>0.13988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1422">
                <text:p>0.14142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0012">
                <text:p>0.14001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1723">
                <text:p>0.141723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0678">
                <text:p>0.14067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0012">
                <text:p>0.14001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142">
                <text:p>0.1414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2961">
                <text:p>0.142961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8475">
                <text:p>0.13847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475">
                <text:p>0.13847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285">
                <text:p>0.14528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9978">
                <text:p>0.13997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2899">
                <text:p>0.14289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2923">
                <text:p>0.142923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2079">
                <text:p>0.14207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8442">
                <text:p>0.13844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64">
                <text:p>0.1287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9724">
                <text:p>0.13972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38">
                <text:p>0.143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2552">
                <text:p>0.14255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625">
                <text:p>0.1286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49">
                <text:p>0.14049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2262">
                <text:p>0.14226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9884">
                <text:p>0.13988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0537">
                <text:p>0.140537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2958">
                <text:p>0.142958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7979">
                <text:p>0.1279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0185">
                <text:p>0.14018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43">
                <text:p>0.1287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054">
                <text:p>0.14054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7986">
                <text:p>0.1279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2262">
                <text:p>0.142262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2951">
                <text:p>0.14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